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2979in" style:rel-column-width="2819*"/>
    </style:style>
    <style:style style:name="Table1.B" style:family="table-column">
      <style:table-column-properties style:column-width="3.0354in" style:rel-column-width="28725*"/>
    </style:style>
    <style:style style:name="Table1.C" style:family="table-column">
      <style:table-column-properties style:column-width="0.7146in" style:rel-column-width="6762*"/>
    </style:style>
    <style:style style:name="Table1.D" style:family="table-column">
      <style:table-column-properties style:column-width="0.6993in" style:rel-column-width="6617*"/>
    </style:style>
    <style:style style:name="Table1.E" style:family="table-column">
      <style:table-column-properties style:column-width="0.6549in" style:rel-column-width="6197*"/>
    </style:style>
    <style:style style:name="Table1.F" style:family="table-column">
      <style:table-column-properties style:column-width="0.4458in" style:rel-column-width="4219*"/>
    </style:style>
    <style:style style:name="Table1.G" style:family="table-column">
      <style:table-column-properties style:column-width="0.566in" style:rel-column-width="5356*"/>
    </style:style>
    <style:style style:name="Table1.H" style:family="table-column">
      <style:table-column-properties style:column-width="0.5111in" style:rel-column-width="4840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Table_20_Contents">
      <style:paragraph-properties fo:text-align="end" style:justify-single-word="fals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Header">
      <style:text-properties fo:font-size="2pt" style:font-size-asian="1.75pt" style:font-size-complex="2pt"/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Standard">
      <style:text-properties fo:font-weight="bold" style:font-weight-asian="bold" style:font-weight-complex="bold"/>
    </style:style>
    <style:style style:name="P8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9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8">Experiment Results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Experiment</text:p>
          </table:table-cell>
          <table:table-cell table:style-name="Table1.A1" table:number-columns-spanned="3" office:value-type="string">
            <text:p text:style-name="P4">Period (ms)</text:p>
          </table:table-cell>
          <table:covered-table-cell/>
          <table:covered-table-cell/>
          <table:table-cell table:style-name="Table1.F1" table:number-columns-spanned="3" office:value-type="string">
            <text:p text:style-name="P4">Toggle Count after 1 Minute</text:p>
          </table:table-cell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Table_20_Contents">Description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Yellow</text:p>
          </table:table-cell>
          <table:table-cell table:style-name="Table1.A2" office:value-type="string">
            <text:p text:style-name="Table_20_Contents">Green</text:p>
          </table:table-cell>
          <table:table-cell table:style-name="Table1.A2" office:value-type="string">
            <text:p text:style-name="Table_20_Contents">Red</text:p>
          </table:table-cell>
          <table:table-cell table:style-name="Table1.A2" office:value-type="string">
            <text:p text:style-name="Table_20_Contents">Yellow</text:p>
          </table:table-cell>
          <table:table-cell table:style-name="Table1.H2" office:value-type="string">
            <text:p text:style-name="Table_20_Contents">Green</text:p>
          </table:table-cell>
        </table:table-row>
        <table:table-row>
          <table:table-cell table:style-name="Table1.A2" office:value-type="string">
            <text:p text:style-name="P3">1</text:p>
          </table:table-cell>
          <table:table-cell table:style-name="Table1.A2" office:value-type="string">
            <text:p text:style-name="Table_20_Contents">WCET Red LED Toggle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59</text:p>
          </table:table-cell>
          <table:table-cell table:style-name="Table1.A2" office:value-type="string">
            <text:p text:style-name="Table_20_Contents">61</text:p>
          </table:table-cell>
          <table:table-cell table:style-name="Table1.H2" office:value-type="string">
            <text:p text:style-name="Table_20_Contents">61</text:p>
          </table:table-cell>
        </table:table-row>
        <table:table-row>
          <table:table-cell table:style-name="Table1.A2" office:value-type="string">
            <text:p text:style-name="P3">2</text:p>
          </table:table-cell>
          <table:table-cell table:style-name="Table1.A2" office:value-type="string">
            <text:p text:style-name="Table_20_Contents">Timer RED LED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1000</text:p>
          </table:table-cell>
          <table:table-cell table:style-name="Table1.A2" office:value-type="string">
            <text:p text:style-name="Table_20_Contents">60</text:p>
          </table:table-cell>
          <table:table-cell table:style-name="Table1.A2" office:value-type="string">
            <text:p text:style-name="Table_20_Contents">59</text:p>
          </table:table-cell>
          <table:table-cell table:style-name="Table1.H2" office:value-type="string">
            <text:p text:style-name="Table_20_Contents">59</text:p>
          </table:table-cell>
        </table:table-row>
        <table:table-row>
          <table:table-cell table:style-name="Table1.A2" office:value-type="string">
            <text:p text:style-name="P3">3</text:p>
          </table:table-cell>
          <table:table-cell table:style-name="Table1.A2" office:value-type="string">
            <text:p text:style-name="Table_20_Contents">With 90ms busy-wait loop in Green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99</text:p>
          </table:table-cell>
          <table:table-cell table:style-name="Table1.A2" office:value-type="string">
            <text:p text:style-name="Table_20_Contents">120</text:p>
          </table:table-cell>
          <table:table-cell table:style-name="Table1.H2" office:value-type="string">
            <text:p text:style-name="Table_20_Contents">120</text:p>
          </table:table-cell>
        </table:table-row>
        <table:table-row>
          <table:table-cell table:style-name="Table1.A2" office:value-type="string">
            <text:p text:style-name="P3">4</text:p>
          </table:table-cell>
          <table:table-cell table:style-name="Table1.A2" office:value-type="string">
            <text:p text:style-name="Table_20_Contents">With 90ms busy-wait loop in Yellow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13</text:p>
          </table:table-cell>
          <table:table-cell table:style-name="Table1.A2" office:value-type="string">
            <text:p text:style-name="Table_20_Contents">119</text:p>
          </table:table-cell>
          <table:table-cell table:style-name="Table1.H2" office:value-type="string">
            <text:p text:style-name="Table_20_Contents">119</text:p>
          </table:table-cell>
        </table:table-row>
        <table:table-row>
          <table:table-cell table:style-name="Table1.A2" office:value-type="string">
            <text:p text:style-name="P3">5</text:p>
          </table:table-cell>
          <table:table-cell table:style-name="Table1.A2" office:value-type="string">
            <text:p text:style-name="Table_20_Contents">With 110ms busy-wait loop in Green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94</text:p>
          </table:table-cell>
          <table:table-cell table:style-name="Table1.A2" office:value-type="string">
            <text:p text:style-name="Table_20_Contents">121</text:p>
          </table:table-cell>
          <table:table-cell table:style-name="Table1.H2" office:value-type="string">
            <text:p text:style-name="Table_20_Contents">121</text:p>
          </table:table-cell>
        </table:table-row>
        <table:table-row>
          <table:table-cell table:style-name="Table1.A2" office:value-type="string">
            <text:p text:style-name="P3">6</text:p>
          </table:table-cell>
          <table:table-cell table:style-name="Table1.A2" office:value-type="string">
            <text:p text:style-name="Table_20_Contents">With 110ms busy-wait loop in Yellow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NA</text:p>
          </table:table-cell>
          <table:table-cell table:style-name="Table1.H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P3">7</text:p>
          </table:table-cell>
          <table:table-cell table:style-name="Table1.A2" office:value-type="string">
            <text:p text:style-name="Table_20_Contents">With 510ms busy-wait loop in Green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NA</text:p>
          </table:table-cell>
          <table:table-cell table:style-name="Table1.H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P3">8</text:p>
          </table:table-cell>
          <table:table-cell table:style-name="Table1.A2" office:value-type="string">
            <text:p text:style-name="Table_20_Contents">With 510ms busy-wait loop in Yellow ISR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NA</text:p>
          </table:table-cell>
          <table:table-cell table:style-name="Table1.H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P3">9</text:p>
          </table:table-cell>
          <table:table-cell table:style-name="Table1.A2" office:value-type="string">
            <text:p text:style-name="Table_20_Contents">With 510ms busy-wait loop in Green ISR and sei call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NA</text:p>
          </table:table-cell>
          <table:table-cell table:style-name="Table1.H2" office:value-type="string">
            <text:p text:style-name="Table_20_Contents">NA</text:p>
          </table:table-cell>
        </table:table-row>
        <table:table-row>
          <table:table-cell table:style-name="Table1.A2" office:value-type="string">
            <text:p text:style-name="P3">10</text:p>
          </table:table-cell>
          <table:table-cell table:style-name="Table1.A2" office:value-type="string">
            <text:p text:style-name="Table_20_Contents">With 510ms busy-wait loop in Yellow ISR and sei call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500</text:p>
          </table:table-cell>
          <table:table-cell table:style-name="Table1.A2" office:value-type="string">
            <text:p text:style-name="Table_20_Contents">NA</text:p>
          </table:table-cell>
          <table:table-cell table:style-name="Table1.A2" office:value-type="string">
            <text:p text:style-name="Table_20_Contents">NA</text:p>
          </table:table-cell>
          <table:table-cell table:style-name="Table1.H2" office:value-type="string">
            <text:p text:style-name="Table_20_Contents">NA</text:p>
          </table:table-cell>
        </table:table-row>
      </table:table>
      <text:p text:style-name="Standard"/>
      <text:p text:style-name="P8">Questions</text:p>
      <text:list xml:id="list1434710332" text:style-name="L1">
        <text:list-item>
          <text:p text:style-name="P9">How good was your WCET analysis of the for loop?</text:p>
          <text:p text:style-name="P9">It was alright, not perfect. <text:s/>There was a lot of error, including the yellow and green timers throwing off the count as they interrupted the loop<text:line-break/></text:p>
        </text:list-item>
        <text:list-item>
          <text:p text:style-name="P9">Why should you not use the menu while running experiment 1?<text:line-break/>Because the serial line is slow, which could have slowed the red timer down even further (output to the serial line is done via a busy wait, so any menu entries would have waited for the output string to transfer over the 9600 baud serial line).<text:line-break/></text:p>
        </text:list-item>
        <text:list-item>
          <text:p text:style-name="P9">(With the 90ms busy-wait loop in one of the ISRs) What did you observe? <text:s/>Did the busy-wait disrupt any of the LEDs?<text:line-break/><text:line-break/>The Red LED slowed down a little bit when the wait was in the green ISR, but significantly more when it was in the yellow ISR. <text:s/>The yellow and green toggle counts weren't really affected by the loop.<text:line-break/><text:line-break/>The reason the red LED slowed down is because the interrupt handler is taking a significant amount of time to complete. <text:s/>In the case of the green LED, the interrupt handler is only called every 500ms, and it takes just over 90ms to execute. <text:s/>However, the red ISR executes every 1ms. <text:s/><text:soft-page-break/>So every 500ms, the red ISR is missing its deadline 90 times. <text:s/>This causes the red LED to be slowed by about 90/500 = 18%. <text:s/>This is proven by the toggle count discrepencies. <text:s/>The yellow and green ISRs executed 120 times. <text:s/>120*(1-0.18) = 98.4 (The observed count was 99).<text:line-break/><text:line-break/>When the delay was in the yellow ISR, the red LED slowed down much more significantly due to the higher frequency that the yellow ISR is fired. <text:s/>The yellow ISR is executed every 100ms, and with the loop, it executes for 90ms. <text:s/>That means the red ISR will miss 90 deadlines for every 100, or a 90% slowdown. <text:s/>With an observed count of 119 for yellow and green, 119*(1-0.90) = 11.9 expected toggles for the red LED. <text:s/>The actual count was 13.</text:p>
          <text:p text:style-name="P9"/>
        </text:list-item>
        <text:list-item>
          <text:p text:style-name="P9">(With the 110ms busy-wait loop in one of the ISRs) What did you observe? <text:s/>Did the busy-wait disrupt any of the LEDs?<text:line-break/><text:line-break/>The Red LED slowed down a little bit more when the wait was in the green timer (for the same reason as before), and both yellow and green LEDs remained synchronized. <text:s/>Things got more interesting when the loop was in the yellow LED ISR. <text:s/>With the loop in the yellow ISR, the menu no longer functioned. <text:s/>In this case, the ISR takes longer than the period of the interrupt, so it's often the case that the ISR is ready to fire as soon as the interrupt completes. <text:s/>This causes the green and yellow LEDs to no longer toggle at the same time. <text:s/>It also all but stopped the red LED from toggling (it did finally turn on close to the 1 minute mark). <text:s/>This is because the processor is spending almost all of its time inside the yellow ISR, and the red ISR is missing most of its periods (the red ISR has a higher priority than the yellow, so it still makes a deadline every time the yellow ISR finishes). <text:s/>This is compounded by the fact that the main program (which actually toggles the red LED) is rarely able to actually execute.<text:line-break/></text:p>
        </text:list-item>
        <text:list-item>
          <text:p text:style-name="P9">(With the 510ms busy-wait loop in one of the ISRs) What did you observe? <text:s/>Did the busy-wait disrupt any of the LEDs?<text:line-break/><text:line-break/><text:span text:style-name="T1">Busy-wait in Green ISR</text:span><text:line-break/>The red LED stayed off the entire time, and the yellow LED stayed on the entire time. <text:s/>The green LED continued to flash as normal. <text:s/>This time, the busy-wait is longer than the green ISR period. <text:s/>The green LED continued to flash at the correct rate, since it is set to toggle in hardware rather than software. <text:s/>But the busy-wait in green ISR prevented both the yellow and red ISRs from executing (Timer 1 has a higher priority interrupt than both timers 0 and 3).</text:p>
          <text:p text:style-name="P9"><text:line-break/><text:span text:style-name="T1">Busy-wait in Yellow ISR</text:span><text:line-break/>Again, the red LED stayed off the entire time and the green LED continued flashing at the correct rate. <text:s/>But this time, the yellow LED toggled about every 2.5 seconds. <text:s/>With the busy wait, the yellow ISR routine takes almost 5 times it's designated period. <text:s/>This all but prevents the main program from executing. <text:s/>Since the green timer is toggling the green LED in hardware, it continues to toggle at the appropriate interval. <text:s/>But since the busy wait is now in the yellow ISR, it gets to execute (almost) as soon as it completes. <text:s/>This means that the yellow tick count will increase about every 510ms, reaching the toggle threshold after 5 ISR calls (2550ms)<text:line-break/><text:soft-page-break/></text:p>
        </text:list-item>
        <text:list-item>
          <text:p text:style-name="P9">(With the 510ms busy-wait loop in one of the ISRs and calling sei at top) What did you observe? <text:s/>Did the busy-wait disrupt any of the LEDs?</text:p>
          <text:p text:style-name="P9"/>
          <text:p text:style-name="P9"><text:span text:style-name="T1">Note: For this step, I placed the busy wait at the end of the ISR. <text:s/>If it was placed at the </text:span><text:span text:style-name="T1">beginning, the yellow busy loop could cause the yellow LED from ever toggling, since the yellow interrupt would prevent the busy loop from ever terminating.</text:span><text:line-break/><text:line-break/><text:span text:style-name="T1">Busy-wait in Green ISR</text:span><text:line-break/>The red LED stayed off the entire time, but the yellow and green LEDs continued to toggle at the correct rate. <text:s/>Since the green ISR's execution time is longer than its period, it continues to block the main program from executing (so the red LED never toggles). <text:s/>However, the sei call at the top re-enables interrupts on the processor. <text:s/>So when the yellow interrupt fires, it takes control of the processor and executes until completion. <text:s/>Presumably, eventually the stack would run out of room to hold the trail of interrupts that were interrupted and the program would crash.</text:p>
          <text:p text:style-name="P9"><text:line-break/><text:span text:style-name="T1">Busy-wait in Yellow ISR</text:span><text:line-break/>Like when the loop was in the green ISR, in this case, the green and yellow LEDs continued to flash in sync, and the red LED remained off. <text:s/>The sei call allowed the yellow timer to interrupt the yellow ISR while it was still running the busy loop. <text:s/>Whether the green ISR is ever called isn't decipherable, but since it likely has a higher interrupt priority than the yellow, it's likely it was called and executed successfully. <text:s/>Similarly to when the busy wait was in the green ISR, presumably the stack will run out of room and the program will crash. <text:s/>Since the yellow ISR is executed 5 times as much as the green, it'll happen sooner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MP1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Header">
      <style:text-properties fo:font-size="2pt" style:font-size-asian="1.75pt" style:font-size-complex="2pt"/>
    </style:style>
    <style:style style:name="MP4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Table_20_Contents">March 23, 2013</text:p>
            </table:table-cell>
            <table:table-cell table:style-name="Table3.A1" office:value-type="string">
              <text:p text:style-name="MP1">SENG5831 Lab 1</text:p>
            </table:table-cell>
            <table:table-cell table:style-name="Table3.C1" office:value-type="string">
              <text:p text:style-name="MP2">Stephen Atterbury</text:p>
            </table:table-cell>
          </table:table-row>
        </table:table>
        <text:p text:style-name="MP3"/>
      </style:header>
      <style:footer>
        <text:p text:style-name="MP4">Page <text:page-number text:select-page="current">3</text:page-number> /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3T19:02:07</meta:creation-date>
    <dc:date>2013-03-29T22:18:48</dc:date>
    <meta:editing-duration>PT1H25M13S</meta:editing-duration>
    <meta:editing-cycles>29</meta:editing-cycles>
    <meta:generator>LibreOffice/3.4$Unix LibreOffice_project/340m1$Build-402</meta:generator>
    <dc:creator>Steve </dc:creator>
    <meta:document-statistic meta:table-count="2" meta:image-count="0" meta:object-count="0" meta:page-count="3" meta:paragraph-count="106" meta:word-count="1251" meta:character-count="6609" meta:non-whitespace-character-count="5415"/>
  </office:meta>
</office:document-meta>
</file>